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byssinica SIL" fo:font-size="18pt" officeooo:rsid="0002cabd" officeooo:paragraph-rsid="0002cabd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officeooo:rsid="0002cabd" officeooo:paragraph-rsid="0002cabd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officeooo:rsid="00065f90" officeooo:paragraph-rsid="00065f90" style:font-size-asian="10.5pt" style:font-size-complex="12pt"/>
    </style:style>
    <style:style style:name="T1" style:family="text">
      <style:text-properties officeooo:rsid="00049f71"/>
    </style:style>
    <style:style style:name="T2" style:family="text">
      <style:text-properties officeooo:rsid="000691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r que usar Log structed merge trees ? </text:p>
      <text:p text:style-name="P1"/>
      <text:p text:style-name="P2">A organização do nosso projeto consiste em um servidor de mensagens que possui salas de chat. Cada servidor esta apto a receber usuários e lidar com as mensagens enviadas por estes salvando-as em uma lista. As informações salvas são nicknames dos clientes que enviaram a mensagens, as mensagens e quais salas estão ativas.</text:p>
      <text:p text:style-name="P2">Estas informações constituem o estado do servidor e são armazenadas na memória da maquina. <text:span text:style-name="T1">Contudo, com o passar do tempo e com mais mensagens sendo enviadas pode-se atingir o limite de armazenamento sendo necessário descarregar as informações no disco, para que a memoria seja limpa e novas mensagens armazenadas. Para isso podemos utilizar Log structed merge trees. </text:span></text:p>
      <text:p text:style-name="P3">Os commit logs são usados para armazenar informações de curto prazo, exemplo, pense que o servidor tenha um problema de execução antes que seja salvo um snapshot de sua memoria, neste ponto é possível recuperar o estado do servidor reexecutando as <text:span text:style-name="T2">ações</text:span> salvas no commit log, <text:span text:style-name="T2">assim atingindo o exato ponto de sua perda. No entanto, se salvarmos todas as ações do servidor em um único commit log este ficara muito grande e sua execução se tornará demorada. Para evitar tal problema cria-se os snapshots, que são ‘imagens do estado da memoria’, podemos criá-las de tempos em tempos ou ao enchermos a memoria e por fim limpar o commit log. Desta forma podemos manter as salas de chat duradouras mesmo que o servidor caia e ao reiniciá-lo as salas criadas estarão com as ultimas conversas salv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7:46:03.859440323</meta:creation-date>
    <dc:date>2019-11-12T19:26:07.225099156</dc:date>
    <meta:editing-duration>PT9M31S</meta:editing-duration>
    <meta:editing-cycles>1</meta:editing-cycles>
    <meta:document-statistic meta:table-count="0" meta:image-count="0" meta:object-count="0" meta:page-count="1" meta:paragraph-count="4" meta:word-count="254" meta:character-count="1522" meta:non-whitespace-character-count="1270"/>
    <meta:generator>LibreOffice/6.2.7.1$Linux_X86_64 LibreOffice_project/20$Build-1</meta:generator>
  </office:meta>
</office:document-meta>
</file>